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Is‐a Relationship<text:line-break/><text:span text:style-name="T2">class A, class B extends A implements C</text:span></text:p>
      <text:p text:style-name="P4">B b = new B()</text:p>
      <text:p text:style-name="P4"><text:soft-page-break/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boolean add(E e) <text:tab/>Adds an element to the back of the queue and returns true or throws an exception Yes No</text:p>
      <text:p text:style-name="P4"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<text:soft-page-break/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 text:c="4"/>public int compareTo(T o); </text:p>
      <text:p text:style-name="P4">} </text:p>
      <text:p text:style-name="P4"/>
      <text:p text:style-name="P3"><text:soft-page-break/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4"/>
      <text:p text:style-name="P1">Chapter 4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  <text:p text:style-name="P4"/>
      <text:p text:style-name="P3">Optional&lt;T&gt;</text:p>
      <text:p text:style-name="P4">Instance Method <text:tab/><text:tab/>When OptionalIs Empty <text:tab/><text:tab/><text:tab/>When Optional Contains a Value</text:p>
      <text:p text:style-name="P4">get() <text:tab/><text:tab/><text:tab/><text:tab/>Throws an exception <text:tab/><text:tab/><text:tab/><text:tab/><text:tab/>Returns value</text:p>
      <text:p text:style-name="P4">ifPresent(Consumer c) <text:tab/>Does nothing <text:tab/><text:tab/><text:tab/><text:tab/><text:tab/><text:tab/>Calls Consumer c with value</text:p>
      <text:p text:style-name="P4">isPresent() <text:tab/><text:tab/><text:tab/>Returns false <text:tab/><text:tab/><text:tab/><text:tab/><text:tab/><text:tab/>Returns true</text:p>
      <text:p text:style-name="P4">orElse(T other) <text:tab/><text:tab/>Returns other parameter <text:tab/><text:tab/><text:tab/><text:tab/>Returns value</text:p>
      <text:p text:style-name="P4">orElseGet(Supplier s) <text:tab/>Returns result of calling Supplier <text:tab/><text:tab/><text:tab/>Returns value</text:p>
      <text:p text:style-name="P4">orElseThrow(Supplier s) <text:tab/>Throws exception created by calling Supplier <text:tab/>Returns value</text:p>
      <text:p text:style-name="P4"/>
      <text:p text:style-name="P3">Optional for primitives</text:p>
      <text:p text:style-name="P4"><text:tab/><text:tab/><text:tab/><text:tab/>OptionalDouble <text:tab/>OptionalInt <text:tab/><text:tab/>OptionalLong</text:p>
      <text:p text:style-name="P4">Getting as a primitive<text:tab/><text:tab/>getAsDouble() <text:tab/>getAsInt() <text:tab/><text:tab/>getAsLong()</text:p>
      <text:p text:style-name="P4">orElseGet() parameter type<text:tab/>DoubleSupplier <text:tab/>IntSupplier <text:tab/><text:tab/>LongSupplier</text:p>
      <text:p text:style-name="P4">Return type of max() <text:tab/><text:tab/>OptionalDouble <text:tab/>OptionalInt <text:tab/><text:tab/>OptionalLong</text:p>
      <text:p text:style-name="P4">Return type of sum() <text:tab/><text:tab/>double <text:tab/><text:tab/>int <text:tab/><text:tab/><text:tab/>long</text:p>
      <text:p text:style-name="P4">Return type of avg() <text:tab/><text:tab/>OptionalDouble <text:tab/>OptionalDouble <text:tab/>OptionalDouble</text:p>
      <text:p text:style-name="P4"/>
      <text:p text:style-name="P4">Static Method</text:p>
      <text:p text:style-name="P4">Optional.empty()</text:p>
      <text:p text:style-name="P4">Optional.of(value)</text:p>
      <text:p text:style-name="P4"/>
      <text:p text:style-name="P3">Streams</text:p>
      <text:p text:style-name="P4">Scenario <text:tab/><text:tab/><text:tab/><text:tab/><text:tab/>For Intermediate Operations? <text:tab/>For Terminal Operations?</text:p>
      <text:p text:style-name="P4">Required part of a useful pipeline? <text:tab/><text:tab/>No <text:tab/><text:tab/><text:tab/><text:tab/><text:tab/>Yes</text:p>
      <text:p text:style-name="P4">Can exist multiple times in a pipeline? <text:tab/>Yes <text:tab/><text:tab/><text:tab/><text:tab/><text:tab/>No</text:p>
      <text:p text:style-name="P4">Return type is a stream type? <text:tab/><text:tab/>Yes <text:tab/><text:tab/><text:tab/><text:tab/><text:tab/>No</text:p>
      <text:p text:style-name="P4">Executed upon method call? <text:tab/><text:tab/><text:tab/>No <text:tab/><text:tab/><text:tab/><text:tab/><text:tab/>Yes</text:p>
      <text:p text:style-name="P4">Stream valid after call? <text:tab/><text:tab/><text:tab/>Yes <text:tab/><text:tab/><text:tab/><text:tab/><text:tab/>No</text:p>
      <text:p text:style-name="P4"><text:soft-page-break/></text:p>
      <text:p text:style-name="P3">Terminal operations</text:p>
      <text:p text:style-name="P4">Method <text:tab/><text:tab/><text:tab/><text:tab/>What Happens for Infinite Streams <text:tab/>Return <text:tab/>Value Reduction</text:p>
      <text:p text:style-name="P4">allMatch()/anyMatch()/noneMatch() Sometimes terminates <text:tab/><text:tab/>boolean <text:tab/>No</text:p>
      <text:p text:style-name="P4">collect() <text:tab/><text:tab/><text:tab/><text:tab/>Does not terminate <text:tab/><text:tab/><text:tab/>Varies <text:tab/><text:tab/>Yes</text:p>
      <text:p text:style-name="P4">count() <text:tab/><text:tab/><text:tab/><text:tab/>Does not terminate <text:tab/><text:tab/><text:tab/>long <text:tab/><text:tab/>Yes</text:p>
      <text:p text:style-name="P4">findAny()/findFirst()<text:tab/><text:tab/><text:tab/>Terminates <text:tab/><text:tab/><text:tab/><text:tab/>Optional&lt;T&gt; <text:tab/>No</text:p>
      <text:p text:style-name="P4">forEach() <text:tab/><text:tab/><text:tab/><text:tab/>Does not terminate <text:tab/><text:tab/><text:tab/>void <text:tab/><text:tab/>No</text:p>
      <text:p text:style-name="P4">min()/max() <text:tab/><text:tab/><text:tab/><text:tab/>Does not terminate <text:tab/><text:tab/><text:tab/>Optional&lt;T&gt; <text:tab/>Yes</text:p>
      <text:p text:style-name="P4">reduce() <text:tab/><text:tab/><text:tab/><text:tab/>Does not terminate <text:tab/><text:tab/><text:tab/>Varies <text:tab/><text:tab/>Yes</text:p>
      <text:p text:style-name="P4"/>
      <text:p text:style-name="P3">primitive streams:</text:p>
      <text:p text:style-name="P4">IntStream</text:p>
      <text:p text:style-name="P4">LongStream</text:p>
      <text:p text:style-name="P4">DoubleStream</text:p>
      <text:p text:style-name="P4"/>
      <text:p text:style-name="P4">Source Stream | To Create Stream | To Create DoubleStream | To Create IntStream | To Create LongStream</text:p>
      <text:p text:style-name="P4">Stream <text:tab/><text:tab/>map <text:tab/><text:tab/>mapToDouble <text:tab/><text:tab/>mapToInt <text:tab/><text:tab/>mapToLong</text:p>
      <text:p text:style-name="P4">DoubleStream <text:tab/>mapToObj <text:tab/>map <text:tab/><text:tab/><text:tab/><text:tab/>mapToInt <text:tab/><text:tab/>mapToLong</text:p>
      <text:p text:style-name="P4">IntStream <text:tab/><text:tab/>mapToObj <text:tab/>mapToDouble <text:tab/><text:tab/>map <text:tab/><text:tab/><text:tab/>mapToLong</text:p>
      <text:p text:style-name="P4">LongStream <text:tab/><text:tab/>mapToObj <text:tab/>mapToDouble <text:tab/><text:tab/>mapToInt <text:tab/><text:tab/>map</text:p>
      <text:p text:style-name="P4"/>
      <text:p text:style-name="P4">Source Stream<text:tab/> | To Stream <text:tab/><text:tab/>To DoubleStream <text:tab/> | To IntStream <text:tab/><text:tab/>To LongStream </text:p>
      <text:p text:style-name="P4">Stream <text:s text:c="2"/><text:tab/> | Function <text:tab/><text:tab/>ToDoubleFunction <text:tab/> | ToIntFunction <text:tab/><text:tab/>ToLongFunction</text:p>
      <text:p text:style-name="P4">DoubleStream<text:tab/> | DoubleFunction<text:tab/>DoubleUnaryOperator | DoubleToIntFunction <text:s/>| DoubleToLongFunction</text:p>
      <text:p text:style-name="P4">IntStream <text:s text:c="2"/><text:tab/> | IntFunction <text:tab/><text:tab/>IntToDoubleFunction<text:tab/> | IntUnaryOperator<text:tab/><text:tab/>IntToLongFunction</text:p>
      <text:p text:style-name="P4">LongStream <text:s text:c="2"/><text:tab/> | LongFunction <text:tab/>LongToDoubleFunction | LongToIntFunction <text:tab/>LongUnaryOperator</text:p>
      <text:p text:style-name="P4"/>
      <text:p text:style-name="P4">from Stream also flatMapToInt(), flatMapToDouble(), flatMapToLong()</text:p>
      <text:p text:style-name="P4"/>
      <text:p text:style-name="P4"/>
      <text:p text:style-name="P4">Functional Interfaces <text:tab/><text:tab/><text:tab/># Parameters <text:tab/><text:tab/><text:tab/>Return Type <text:tab/>Single Abstract Method</text:p>
      <text:p text:style-name="P4">DoubleSupplier<text:tab/><text:tab/><text:tab/>0<text:tab/><text:tab/><text:tab/><text:tab/>double<text:tab/><text:tab/>getAsDouble</text:p>
      <text:p text:style-name="P4">IntSupplier<text:tab/><text:tab/><text:tab/><text:tab/>0<text:tab/><text:tab/><text:tab/><text:tab/>int<text:tab/><text:tab/>getAsInt</text:p>
      <text:p text:style-name="P4">LongSupplier<text:tab/><text:tab/><text:tab/><text:tab/>0<text:tab/><text:tab/><text:tab/><text:tab/>long<text:tab/><text:tab/>getAsLong</text:p>
      <text:p text:style-name="P4">DoubleConsumer<text:tab/><text:tab/><text:tab/>1 (double)<text:tab/><text:tab/><text:tab/>void<text:tab/><text:tab/>accept</text:p>
      <text:p text:style-name="P4">IntConsumer<text:tab/><text:tab/><text:tab/><text:tab/>1 (int)<text:tab/><text:tab/><text:tab/><text:tab/>void<text:tab/><text:tab/>accept</text:p>
      <text:p text:style-name="P4">LongConsumer<text:tab/><text:tab/><text:tab/>1 (long)<text:tab/><text:tab/><text:tab/>void<text:tab/><text:tab/>accept</text:p>
      <text:p text:style-name="P4">DoublePredicate<text:tab/><text:tab/><text:tab/>1 (double)<text:tab/><text:tab/><text:tab/>boolean<text:tab/>test</text:p>
      <text:p text:style-name="P4">IntPredicate<text:tab/><text:tab/><text:tab/><text:tab/>1 (int)<text:tab/><text:tab/><text:tab/><text:tab/>boolean<text:tab/>test</text:p>
      <text:p text:style-name="P4">LongPredicate<text:tab/><text:tab/><text:tab/><text:tab/>1 (long)<text:tab/><text:tab/><text:tab/>boolean<text:tab/>test</text:p>
      <text:p text:style-name="P4">DoubleFunction&lt;R&gt;<text:tab/><text:tab/><text:tab/>1 (double)<text:tab/><text:tab/><text:tab/>R<text:tab/><text:tab/>apply</text:p>
      <text:p text:style-name="P4">IntFunction&lt;R&gt;<text:tab/><text:tab/><text:tab/>1 (int)<text:tab/><text:tab/><text:tab/><text:tab/>R<text:tab/><text:tab/>apply</text:p>
      <text:p text:style-name="P4">LongFunction&lt;R&gt;<text:tab/><text:tab/><text:tab/>1 (long)<text:tab/><text:tab/><text:tab/>R<text:tab/><text:tab/>apply</text:p>
      <text:p text:style-name="P4">DoubleUnaryOperator<text:tab/><text:tab/>1 (double)<text:tab/><text:tab/><text:tab/>double<text:tab/><text:tab/>applyAsDouble</text:p>
      <text:p text:style-name="P4">IntUnaryOperator<text:tab/><text:tab/><text:tab/>1 (int)<text:tab/><text:tab/><text:tab/><text:tab/>int<text:tab/><text:tab/>applyAsInt</text:p>
      <text:p text:style-name="P4">LongUnaryOperator<text:tab/><text:tab/><text:tab/>1 (long)<text:tab/><text:tab/><text:tab/>long<text:tab/><text:tab/>applyAsLong</text:p>
      <text:p text:style-name="P4">DoubleBinaryOperator<text:tab/><text:tab/>2 (double, double)<text:tab/><text:tab/>double<text:tab/><text:tab/>applyAsDouble</text:p>
      <text:p text:style-name="P4">IntBinaryOperator<text:tab/><text:tab/><text:tab/>2 (int, int)<text:tab/><text:tab/><text:tab/>int<text:tab/><text:tab/>applyAsInt</text:p>
      <text:p text:style-name="P4">LongBinaryOperator<text:tab/><text:tab/><text:tab/>2 (long, long)<text:tab/><text:tab/><text:tab/>long<text:tab/><text:tab/>applyAsLong</text:p>
      <text:p text:style-name="P4">ToDoubleFunction&lt;T&gt;<text:tab/><text:tab/>1 (T) <text:tab/><text:tab/><text:tab/><text:tab/>double<text:tab/><text:tab/>applyAsDouble</text:p>
      <text:p text:style-name="P4">ToIntFunction&lt;T&gt;<text:tab/><text:tab/><text:tab/>1 (T) <text:tab/><text:tab/><text:tab/><text:tab/>int<text:tab/><text:tab/>applyAsInt</text:p>
      <text:p text:style-name="P4">ToLongFunction&lt;T&gt;<text:tab/><text:tab/><text:tab/>1 (T) <text:tab/><text:tab/><text:tab/><text:tab/>long<text:tab/><text:tab/>applyAsLong</text:p>
      <text:p text:style-name="P4">ToDoubleBiFunction&lt;T, U&gt;<text:tab/><text:tab/>2 (T, U)<text:tab/><text:tab/><text:tab/>double<text:tab/><text:tab/>applyAsDouble</text:p>
      <text:p text:style-name="P4">ToIntBiFunction&lt;T, U&gt;<text:tab/><text:tab/>2 (T, U)<text:tab/><text:tab/><text:tab/>int<text:tab/><text:tab/>applyAsInt</text:p>
      <text:p text:style-name="P4">ToLongBiFunction&lt;T, U&gt;<text:tab/><text:tab/>2 (T, U)<text:tab/><text:tab/><text:tab/>long<text:tab/><text:tab/>applyAsLong</text:p>
      <text:p text:style-name="P4"><text:soft-page-break/>DoubleToIntFunction<text:tab/><text:tab/><text:tab/>1 (double)<text:tab/><text:tab/><text:tab/>int<text:tab/><text:tab/>applyAsInt</text:p>
      <text:p text:style-name="P4">DoubleToLongFunction<text:tab/><text:tab/>1 (double)<text:tab/><text:tab/><text:tab/>long<text:tab/><text:tab/>applyAsLong</text:p>
      <text:p text:style-name="P4">IntToDoubleFunction<text:tab/><text:tab/><text:tab/>1 (int)<text:tab/><text:tab/><text:tab/><text:tab/>double<text:tab/><text:tab/>applyAsDouble</text:p>
      <text:p text:style-name="P4">IntToLongFunction<text:tab/><text:tab/><text:tab/>1 (int)<text:tab/><text:tab/><text:tab/><text:tab/>long<text:tab/><text:tab/>applyAsLong</text:p>
      <text:p text:style-name="P4">LongToDoubleFunction<text:tab/><text:tab/>1 (long)<text:tab/><text:tab/><text:tab/>double<text:tab/><text:tab/>applyAsDouble</text:p>
      <text:p text:style-name="P4">LongToIntFunction<text:tab/><text:tab/><text:tab/>1 (long)<text:tab/><text:tab/><text:tab/>int<text:tab/><text:tab/>applyAsInt</text:p>
      <text:p text:style-name="P4">ObjDoubleConsumer&lt;T&gt;<text:tab/><text:tab/>2 (T, double)<text:tab/><text:tab/><text:tab/>void<text:tab/><text:tab/>accept</text:p>
      <text:p text:style-name="P4">ObjIntConsumer&lt;T&gt;<text:tab/><text:tab/><text:tab/>2 (T, int)<text:tab/><text:tab/><text:tab/>void<text:tab/><text:tab/>accept</text:p>
      <text:p text:style-name="P4">ObjLongConsumer&lt;T&gt;<text:tab/><text:tab/>2 (T, long)<text:tab/><text:tab/><text:tab/>void<text:tab/><text:tab/>accept</text:p>
      <text:p text:style-name="P4"/>
      <text:p text:style-name="P3">Collectors</text:p>
      <text:p text:style-name="P5">Collector <text:tab/><text:tab/><text:tab/><text:tab/><text:tab/>Description<text:tab/><text:tab/><text:tab/><text:tab/>Return Value When Passed to collect</text:p>
      <text:p text:style-name="P5">averagingDouble(ToDoubleFunction f)<text:tab/><text:tab/>Calculates the average<text:tab/><text:tab/><text:tab/>Double</text:p>
      <text:p text:style-name="P5">averagingInt(ToIntFunction f)<text:tab/><text:tab/><text:tab/>Calculates the average<text:tab/><text:tab/><text:tab/>Double</text:p>
      <text:p text:style-name="P5">averagingLong(ToLongFunction f)<text:tab/><text:tab/><text:tab/>Calculates the average<text:tab/><text:tab/><text:tab/>Double</text:p>
      <text:p text:style-name="P5">counting() <text:tab/><text:tab/><text:tab/><text:tab/><text:tab/>Counts number of elements<text:tab/><text:tab/>Long</text:p>
      <text:p text:style-name="P5">groupingBy(Function f)<text:tab/><text:tab/><text:tab/><text:tab/>Creates a map by grouping<text:tab/><text:tab/>Map&lt;K, List&lt;T&gt;&gt;</text:p>
      <text:p text:style-name="P5">groupingBy(Function f, Collector dc)<text:tab/><text:tab/>Creates a map by grouping<text:tab/><text:tab/>Map&lt;K, List&lt;T&gt;&gt;</text:p>
      <text:p text:style-name="P5">groupingBy(Function f, Supplier s, Collector dc)<text:tab/>Creates a map by grouping <text:tab/><text:tab/>Map&lt;K, List&lt;T&gt;&gt;</text:p>
      <text:p text:style-name="P5">joining()<text:tab/><text:tab/><text:tab/><text:tab/><text:tab/><text:tab/>Creates a single String<text:tab/><text:tab/><text:tab/>String</text:p>
      <text:p text:style-name="P5">joining(CharSequence cs)<text:tab/><text:tab/><text:tab/><text:tab/>Creates a single String with a delimiter <text:tab/>String</text:p>
      <text:p text:style-name="P5">maxBy(Comparator c)<text:tab/><text:tab/><text:tab/><text:tab/>Finds the largest element<text:tab/><text:tab/><text:tab/>Optional&lt;T&gt;</text:p>
      <text:p text:style-name="P5">minBy(Comparator c)<text:tab/><text:tab/><text:tab/><text:tab/>Finds the smallest element<text:tab/><text:tab/>Optional&lt;T&gt;</text:p>
      <text:p text:style-name="P5">mapping(Function f, Collector dc)<text:tab/><text:tab/><text:tab/>Adds another level of collectors<text:tab/><text:tab/>Collector</text:p>
      <text:p text:style-name="P5">partitioningBy(Predicate p)<text:tab/><text:tab/><text:tab/>Creates a map grouping by predicate<text:tab/>Map&lt;Boolean, List&lt;T&gt;&gt;</text:p>
      <text:p text:style-name="P5">partitioningBy(Predicate p, Collector dc)<text:tab/><text:tab/>Creates a map grouping by predicate <text:tab/>Map&lt;Boolean, List&lt;T&gt;&gt;</text:p>
      <text:p text:style-name="P5">summarizingDouble(ToDoubleFunction f)<text:tab/><text:tab/>Calculates average, min, max, and so on<text:tab/>DoubleSummaryStatistics</text:p>
      <text:p text:style-name="P5">summarizingInt(ToIntFunction f)<text:tab/><text:tab/><text:tab/>Calculates average, min, max, and so on<text:tab/>IntSummaryStatistics </text:p>
      <text:p text:style-name="P5">summarizingLong(ToLongFunction f)<text:tab/><text:tab/>Calculates average, min, max, and so on<text:tab/>LongSummaryStatistics</text:p>
      <text:p text:style-name="P5">summingDouble(ToDoubleFunction f)<text:tab/><text:tab/>Calculates the sum<text:tab/><text:tab/><text:tab/>Double</text:p>
      <text:p text:style-name="P5">summingInt(ToIntFunction f)<text:tab/><text:tab/><text:tab/>Calculates the sum<text:tab/><text:tab/><text:tab/>Integer</text:p>
      <text:p text:style-name="P5">summingLong(ToLongFunction f)<text:tab/><text:tab/><text:tab/>Calculates the sum<text:tab/><text:tab/><text:tab/>Long</text:p>
      <text:p text:style-name="P5">toList()<text:tab/><text:tab/><text:tab/><text:tab/><text:tab/><text:tab/>Creates an arbitrary type of list<text:tab/><text:tab/>List</text:p>
      <text:p text:style-name="P5">toSet()<text:tab/><text:tab/><text:tab/><text:tab/><text:tab/><text:tab/>Creates an arbitrary type of set<text:tab/><text:tab/>Set</text:p>
      <text:p text:style-name="P5">toCollection(Supplier s) <text:tab/><text:tab/><text:tab/><text:tab/>Creates a Collection of the specified type<text:tab/>Collection</text:p>
      <text:p text:style-name="P5">toMap(Function k, Function v)<text:tab/><text:tab/><text:tab/>Creates a map<text:tab/><text:tab/><text:tab/><text:tab/>Map</text:p>
      <text:p text:style-name="P5">toMap(Function k, Function v, BinaryOperator m) <text:tab/>Creates a map with merge<text:tab/><text:tab/><text:tab/>Map</text:p>
      <text:p text:style-name="P5">toMap(Function k, Function v, BinaryOperator m, Supplier s) <text:tab/>Creates a map with merge and type <text:tab/>Map</text:p>
      <text:p text:style-name="P5"/>
      <text:p text:style-name="P1">Chapter 5</text:p>
      <text:p text:style-name="P4"/>
      <text:p text:style-name="P4">import java.time.*;</text:p>
      <text:p text:style-name="P4">LocalDate</text:p>
      <text:p text:style-name="P4">LocalTime</text:p>
      <text:p text:style-name="P4">LocalDateTime</text:p>
      <text:p text:style-name="P4">ZonedDateTime</text:p>
      <text:p text:style-name="P4"/>
      <text:p text:style-name="P4">System.out.println(ZonedDateTime.now()); // 2015–05–25T09:13:07.769–04:00[America/New_York]</text:p>
      <text:p text:style-name="P4"/>
      <text:p text:style-name="P4">zone: +02:00, GMT+2, and UTC+2 (all mean the same thing)</text:p>
      <text:p text:style-name="P4"/>
      <text:p text:style-name="P4">For months in the new date and time methods, Java counts starting from 1, just as we humans do.</text:p>
      <text:p text:style-name="P4"/>
      <text:p text:style-name="P4">public static LocalDateTime of(int year, int month, int dayOfMonth, int hour, int minute)</text:p>
      <text:p text:style-name="P4">public static LocalDateTime of(int year, int month, int dayOfMonth, int hour, int minute, int second)</text:p>
      <text:p text:style-name="P4">public static LocalDateTime of(int year, int month, int dayOfMonth, int hour, int minute, int second, int nanos)</text:p>
      <text:p text:style-name="P4">public static LocalDateTime of(int year, Month month, int dayOfMonth, int hour, int minute)</text:p>
      <text:p text:style-name="P4">public static LocalDateTime of(int year, Month month, int dayOfMonth, int hour, int minute, int second)</text:p>
      <text:p text:style-name="P4">public static LocalDateTime of(int year,Month month,int dayOfMonth,int hour,int minute,int second,int nanos)</text:p>
      <text:p text:style-name="P4">public static LocalDateTime of(LocalDate date, LocalTime time)</text:p>
      <text:p text:style-name="P4"/>
      <text:p text:style-name="P4"><text:soft-page-break/><text:tab/><text:tab/><text:tab/><text:tab/>on LocalDate? <text:tab/>on LocalTime?<text:tab/>on LocalDateTime / ZonedDateTime</text:p>
      <text:p text:style-name="P4">plusYears/ minusYears <text:tab/><text:tab/>Yes <text:tab/><text:tab/>No <text:tab/><text:tab/><text:tab/>Yes</text:p>
      <text:p text:style-name="P4">plusMonths/ minusMonths <text:tab/><text:tab/>Yes <text:tab/><text:tab/>No <text:tab/><text:tab/><text:tab/>Yes</text:p>
      <text:p text:style-name="P4">plusWeeks/ minusWeeks <text:tab/><text:tab/>Yes <text:tab/><text:tab/>No <text:tab/><text:tab/><text:tab/>Yes</text:p>
      <text:p text:style-name="P4">plusDays/ minusDays <text:tab/><text:tab/>Yes <text:tab/><text:tab/>No <text:tab/><text:tab/><text:tab/>Yes</text:p>
      <text:p text:style-name="P4">plusHours/ minusHours <text:tab/><text:tab/>No <text:tab/><text:tab/>Yes <text:tab/><text:tab/><text:tab/>Yes</text:p>
      <text:p text:style-name="P4">plusMinutes/ minusMinutes <text:tab/><text:tab/>No <text:tab/><text:tab/>Yes <text:tab/><text:tab/><text:tab/>Yes</text:p>
      <text:p text:style-name="P4">plusSeconds/ minusSeconds <text:tab/><text:tab/>No <text:tab/><text:tab/>Yes <text:tab/><text:tab/><text:tab/>Yes</text:p>
      <text:p text:style-name="P4">plusNanos/ minusNanos <text:tab/><text:tab/>No <text:tab/><text:tab/>Yes <text:tab/><text:tab/><text:tab/>Yes</text:p>
      <text:p text:style-name="P4"/>
      <text:p text:style-name="P4">Period.ofYears(1) <text:tab/>// P1Y</text:p>
      <text:p text:style-name="P4">Period.ofMonths(2)<text:tab/>// P2M</text:p>
      <text:p text:style-name="P4">Period.ofWeeks(3) <text:tab/>// converts to days P21D</text:p>
      <text:p text:style-name="P4">Period.ofDays(3) <text:tab/>// P3D</text:p>
      <text:p text:style-name="P4">Period.of(1, 2, 3) <text:tab/>// years, months, days - P1Y2M3D</text:p>
      <text:p text:style-name="P4"/>
      <text:p text:style-name="P4">Duration.ofDays(1); <text:tab/><text:tab/>// PT24H</text:p>
      <text:p text:style-name="P4">Duration.ofHours(1); <text:tab/><text:tab/>// PT1H</text:p>
      <text:p text:style-name="P4">Duration.ofMinutes(1); <text:tab/>// PT1M</text:p>
      <text:p text:style-name="P4">Duration.ofSeconds(10); <text:tab/>// PT10S</text:p>
      <text:p text:style-name="P4">Duration.ofMillis(1); <text:tab/><text:tab/>// PT0.001S</text:p>
      <text:p text:style-name="P4">Duration.ofNanos(1); <text:tab/>// PT0.000000001S</text:p>
      <text:p text:style-name="P4">Duration.of(1, ChronoUnit.DAYS)</text:p>
      <text:p text:style-name="P4"/>
      <text:p text:style-name="P4">ChronoUnit.DAYS, ChronoUnit.HOURS, ChronoUnit.MINUTES, ChronoUnit.SECONDS, ChronoUnit.MILLIS, ChronoUnit.NANOS</text:p>
      <text:p text:style-name="P4"/>
      <text:p text:style-name="P4">ChronoUnit.MINUTES.between(LocalTime.of(5, 15), LocalTime.of(6, 30)) <text:tab/>// 75</text:p>
      <text:p text:style-name="P4"/>
      <text:p text:style-name="P4"><text:tab/><text:tab/><text:tab/>Can Use with Period? <text:tab/>Can Use with Duration?</text:p>
      <text:p text:style-name="P4">LocalDate <text:tab/><text:tab/>Yes <text:tab/><text:tab/><text:tab/><text:tab/>No</text:p>
      <text:p text:style-name="P4">LocalDateTime <text:tab/>Yes <text:tab/><text:tab/><text:tab/><text:tab/>Yes</text:p>
      <text:p text:style-name="P4">LocalTime <text:tab/><text:tab/>No <text:tab/><text:tab/><text:tab/><text:tab/>Yes</text:p>
      <text:p text:style-name="P4">ZonedDateTime <text:tab/>Yes <text:tab/><text:tab/><text:tab/><text:tab/>Yes</text:p>
      <text:p text:style-name="P4"/>
      <text:p text:style-name="P3">Strings</text:p>
      <text:p text:style-name="P4">Characteristic <text:tab/><text:tab/>String <text:tab/>StringBuilder <text:tab/>StringBuffer</text:p>
      <text:p text:style-name="P4">Immutable? <text:tab/><text:tab/>Yes <text:tab/>No <text:tab/><text:tab/>No</text:p>
      <text:p text:style-name="P4">Pooled? <text:tab/><text:tab/>Yes<text:tab/>No <text:tab/><text:tab/>No</text:p>
      <text:p text:style-name="P4">Thread-safe? <text:tab/><text:tab/>Yes <text:tab/>No <text:tab/><text:tab/>Yes</text:p>
      <text:p text:style-name="P4">Can change size? <text:tab/>No <text:tab/>Yes <text:tab/><text:tab/>Yes</text:p>
      <text:p text:style-name="P4"/>
      <text:p text:style-name="P3">Locale</text:p>
      <text:p text:style-name="P4">Locale locale = Locale.getDefault();</text:p>
      <text:p text:style-name="P4">System.out.println(locale); // <text:s/>en_US <text:s/>(language_country)</text:p>
      <text:p text:style-name="P4">language lowercase, country uppercase - only language is ok, only country is not ok</text:p>
      <text:p text:style-name="P4">new Locale("fr"));</text:p>
      <text:p text:style-name="P4">new Locale("hi", "IN")</text:p>
      <text:p text:style-name="P4">new Locale.Builder().setLanguage("en").setRegion("US").build(); </text:p>
      <text:p text:style-name="P4"/>
      <text:p text:style-name="P3">Resource Bundle</text:p>
      <text:p text:style-name="P4">property file</text:p>
      <text:p text:style-name="P4">key=value</text:p>
      <text:p text:style-name="P4">key:value</text:p>
      <text:p text:style-name="P4">key value</text:p>
      <text:p text:style-name="P4">key=multi\</text:p>
      <text:p text:style-name="P4"><text:soft-page-break/>line value</text:p>
      <text:p text:style-name="P4"># comment</text:p>
      <text:p text:style-name="P4">! comment</text:p>
      <text:p text:style-name="P4">ResourceBundle.getBundle("name");</text:p>
      <text:p text:style-name="P4">ResourceBundle.getBundle("name", locale);</text:p>
      <text:p text:style-name="P4"/>
      <text:p text:style-name="P4">Picking a resource bundle for French in France with default locale US English</text:p>
      <text:p text:style-name="P4">Step <text:tab/>Looks for File <text:tab/><text:tab/>Reason</text:p>
      <text:p text:style-name="P4">1 <text:tab/>Zoo_fr_FR.java <text:tab/><text:tab/>The requested locale</text:p>
      <text:p text:style-name="P4">2 <text:tab/>Zoo_fr_FR.properties <text:tab/>The requested locale</text:p>
      <text:p text:style-name="P4">3 <text:tab/>Zoo_fr.java <text:tab/><text:tab/><text:tab/>The language we requested with no country</text:p>
      <text:p text:style-name="P4">4 <text:tab/>Zoo_fr.properties <text:tab/><text:tab/>The language we requested with no country</text:p>
      <text:p text:style-name="P4">5 <text:tab/>Zoo_en_US.java <text:tab/><text:tab/>The default locale</text:p>
      <text:p text:style-name="P4">6 <text:tab/>Zoo_en_US.properties <text:tab/>The default locale</text:p>
      <text:p text:style-name="P4">7 <text:tab/>Zoo_en.java <text:tab/><text:tab/><text:tab/>The default language with no country</text:p>
      <text:p text:style-name="P4">8 <text:tab/>Zoo_en.properties <text:tab/><text:tab/>The default language with no country</text:p>
      <text:p text:style-name="P4">9 <text:tab/>Zoo.java <text:tab/><text:tab/><text:tab/>No locale at all—the default bundle</text:p>
      <text:p text:style-name="P4">10 <text:tab/>Zoo.properties <text:tab/><text:tab/>No locale at all—the default bundle</text:p>
      <text:p text:style-name="P4">11 <text:tab/>If still not found, throw MissingResourceException.</text:p>
      <text:p text:style-name="P4"/>
      <text:p text:style-name="P4">It can get them from any parent of the matching resource bundle:</text:p>
      <text:p text:style-name="P4">Matching Resource Bundle <text:tab/><text:tab/>Files Keys Can Come From</text:p>
      <text:p text:style-name="P4">Zoo_fr_FR.java <text:tab/><text:tab/><text:tab/>Zoo_fr_FR.java</text:p>
      <text:p text:style-name="P4"><text:tab/><text:tab/><text:tab/><text:tab/><text:tab/>Zoo_fr.java</text:p>
      <text:p text:style-name="P4"><text:tab/><text:tab/><text:tab/><text:tab/><text:tab/>Zoo.java</text:p>
      <text:p text:style-name="P4">Zoo_fr.properties <text:tab/><text:tab/><text:tab/>Zoo_fr.properties</text:p>
      <text:p text:style-name="P4"><text:tab/><text:tab/><text:tab/><text:tab/><text:tab/>Zoo.properties</text:p>
      <text:p text:style-name="P4"/>
      <text:p text:style-name="P3">NumberFormat <text:span text:style-name="T2">.format(value), .parse(string)</text:span></text:p>
      <text:p text:style-name="P4">Description <text:tab/><text:tab/><text:tab/><text:tab/>Using Default Localeand a Specified Locale</text:p>
      <text:p text:style-name="P4">A general purpose formatter <text:tab/><text:tab/>NumberFormat.getInstance()</text:p>
      <text:p text:style-name="P4"><text:tab/><text:tab/><text:tab/><text:tab/><text:tab/>NumberFormat.getInstance(locale)</text:p>
      <text:p text:style-name="P4">Same as getInstance <text:s text:c="2"/><text:tab/><text:tab/><text:tab/>NumberFormat.getNumberInstance()</text:p>
      <text:p text:style-name="P4"><text:tab/><text:tab/><text:tab/><text:tab/><text:tab/>NumberFormat.getNumberInstance(locale)</text:p>
      <text:p text:style-name="P4">For formatting monetary amounts <text:tab/>NumberFormat.getCurrencyInstance()</text:p>
      <text:p text:style-name="P4"><text:tab/><text:tab/><text:tab/><text:tab/><text:tab/>NumberFormat.getCurrencyInstance(locale)</text:p>
      <text:p text:style-name="P4">For formatting percentages <text:s/><text:tab/><text:tab/>NumberFormat.getPercentInstance()</text:p>
      <text:p text:style-name="P4"><text:tab/><text:tab/><text:tab/><text:tab/><text:tab/>NumberFormat.getPercentInstance(locale)</text:p>
      <text:p text:style-name="P4"/>
      <text:p text:style-name="P3">DateTime format</text:p>
      <text:p text:style-name="P3"><text:span text:style-name="T2">DateTimeFormatter<text:tab/><text:tab/>Callingf.format <text:tab/>Callingf.format<text:tab/><text:tab/>Calling</text:span></text:p>
      <text:p text:style-name="P3"><text:span text:style-name="T2">f = <text:tab/><text:tab/><text:tab/><text:tab/>(localDate)<text:tab/><text:tab/>(localDateTime) or <text:tab/><text:tab/>f.format </text:span></text:p>
      <text:p text:style-name="P3"><text:span text:style-name="T2">DateTimeFormatter. <text:tab/><text:tab/><text:tab/><text:tab/><text:tab/>(zonedDateTime)<text:tab/><text:tab/>(localTime)</text:span></text:p>
      <text:p text:style-name="P3"><text:span text:style-name="T2">(FormatStyle.SHORT);</text:span></text:p>
      <text:p text:style-name="P3"><text:span text:style-name="T2"/></text:p>
      <text:p text:style-name="P3"><text:span text:style-name="T2">ofLocalizedDate <text:tab/><text:tab/>shows whole object <text:tab/>shows just date part<text:tab/><text:tab/>runtime exception</text:span></text:p>
      <text:p text:style-name="P3"><text:span text:style-name="T2">OfLocalizedDateTime <text:tab/>runtime exception<text:tab/>shows whole object<text:tab/><text:tab/>runtime exception</text:span></text:p>
      <text:p text:style-name="P3"><text:span text:style-name="T2">ofLocalizedTime <text:tab/><text:tab/>runtime exception<text:tab/>shows just time part<text:tab/><text:tab/>shows whole object</text:span></text:p>
      <text:p text:style-name="P3"><text:span text:style-name="T2"/></text:p>
      <text:p text:style-name="P3">custom format</text:p>
      <text:p text:style-name="P3"><text:span text:style-name="T2">MMMM <text:s/>Mrepresents the month. The more Ms you have, the more verbose. M outputs 1, MM outputs 01, MMM outputs Jan, and MMMM outputs January.</text:span></text:p>
      <text:p text:style-name="P3"><text:span text:style-name="T2">dd <text:s/>represents the day in the month. <text:s/>dd means to include the leading zero for a single-digit day.</text:span></text:p>
      <text:p text:style-name="P3"><text:span text:style-name="T2">, <text:s/>Use ,if you want to output a comma (this also appears after the year).</text:span></text:p>
      <text:p text:style-name="P3"><text:span text:style-name="T2">yyyy <text:s/>represents the year. yy outputs a two-digit year and yyyyutputs a four-digit year.</text:span></text:p>
      <text:p text:style-name="P3"><text:span text:style-name="T2">hh <text:s/>represents the hour. Use hh to include the leading zero.</text:span></text:p>
      <text:p text:style-name="P3"><text:soft-page-break/><text:span text:style-name="T2">: <text:s/>Use :if you want to output a colon.</text:span></text:p>
      <text:p text:style-name="P3"><text:span text:style-name="T2">mm <text:s/>represents the minute. mmi represents the minutes using two digits.</text:span></text:p>
      <text:p text:style-name="P3"><text:span text:style-name="T2"/></text:p>
      <text:p text:style-name="P1">Chapter 6</text:p>
      <text:p text:style-name="P1"><text:span text:style-name="T3"/></text:p>
      <text:p text:style-name="P1"><text:span text:style-name="T3"><text:tab/><text:tab/><text:tab/>java.lang.Object </text:span></text:p>
      <text:p text:style-name="P1"><text:span text:style-name="T3"><text:tab/><text:tab/><text:tab/>java.lang.Throwable</text:span></text:p>
      <text:p text:style-name="P1"><text:span text:style-name="T3">java.lang.Exception <text:tab/><text:tab/><text:tab/><text:tab/>java.lang.Error</text:span></text:p>
      <text:p text:style-name="P1"><text:span text:style-name="T3">java.lang.RuntimeException</text:span></text:p>
      <text:p text:style-name="P1"><text:span text:style-name="T3"/></text:p>
      <text:p text:style-name="P1"><text:span text:style-name="T3"/></text:p>
      <text:p text:style-name="P1"><text:span text:style-name="T3"><text:tab/><text:tab/><text:tab/>Recommended for program to catch? <text:s/><text:tab/>Is program required to catch or declare?</text:span></text:p>
      <text:p text:style-name="P1"><text:span text:style-name="T3">Runtime exception or its subclasses <text:tab/><text:tab/><text:tab/>Yes <text:tab/><text:tab/>No</text:span></text:p>
      <text:p text:style-name="P1"><text:span text:style-name="T3">Checked exception - Exception </text:span></text:p>
      <text:p text:style-name="P1"><text:span text:style-name="T3">or its subclasses but not </text:span></text:p>
      <text:p text:style-name="P1"><text:span text:style-name="T3">RuntimeException or its subclasses <text:tab/><text:tab/><text:tab/>Yes <text:tab/><text:tab/>Yes</text:span></text:p>
      <text:p text:style-name="P1"><text:span text:style-name="T3">Error or its subclasses <text:tab/><text:tab/><text:tab/><text:tab/>No <text:tab/><text:tab/>No</text:span></text:p>
      <text:p text:style-name="P1"><text:span text:style-name="T3"/></text:p>
      <text:p text:style-name="P1"><text:span text:style-name="T3">ArithmeticException <text:s/>- code attempts to divide by zero.</text:span></text:p>
      <text:p text:style-name="P1"><text:span text:style-name="T3">ArrayIndexOutOfBoundsException <text:s/>- code uses an illegal index to access an array.</text:span></text:p>
      <text:p text:style-name="P1"><text:span text:style-name="T3">ClassCastException <text:s/>- when an attempt is made to cast an object to a subclass of which it is not an instance.</text:span></text:p>
      <text:p text:style-name="P1"><text:span text:style-name="T3">IllegalArgumentException <text:s/>- indicate that a method has been passed an illegal or inappropriate argument.</text:span></text:p>
      <text:p text:style-name="P1"><text:span text:style-name="T3">NullPointerException <text:s/>- when there is a null reference where an object is required.</text:span></text:p>
      <text:p text:style-name="P1"><text:span text:style-name="T3">NumberFormatException <text:s/>- when an attempt is made to convert a string to a numeric type, but the string doesn’t have an appropriate format.</text:span></text:p>
      <text:p text:style-name="P1"><text:span text:style-name="T3"/></text:p>
      <text:p text:style-name="P1"><text:span text:style-name="T3">checked exceptions:</text:span></text:p>
      <text:p text:style-name="P1"><text:span text:style-name="T3">java.text.ParseException</text:span></text:p>
      <text:p text:style-name="P1"><text:span text:style-name="T3">java.io.IOException</text:span></text:p>
      <text:p text:style-name="P1"><text:span text:style-name="T3">java.io.FileNotFoundException</text:span></text:p>
      <text:p text:style-name="P1"><text:span text:style-name="T3">java.io.NotSerializableException</text:span></text:p>
      <text:p text:style-name="P1"><text:span text:style-name="T3">java.sql.SQLException</text:span></text:p>
      <text:p text:style-name="P1"><text:span text:style-name="T3"/></text:p>
      <text:p text:style-name="P1"><text:span text:style-name="T3">unchecked exceptions:</text:span></text:p>
      <text:p text:style-name="P1"><text:span text:style-name="T3">java.lang.ArrayStoreException</text:span></text:p>
      <text:p text:style-name="P1"><text:span text:style-name="T3">java.time.DateTimeException</text:span></text:p>
      <text:p text:style-name="P1"><text:span text:style-name="T3">java.util.MissingResourceException</text:span></text:p>
      <text:p text:style-name="P1"><text:span text:style-name="T3">java.lang.IllegalStateException</text:span></text:p>
      <text:p text:style-name="P1"><text:span text:style-name="T3">java.lang.UnsupportedOperationException</text:span></text:p>
      <text:p text:style-name="P1"><text:span text:style-name="T3"/></text:p>
      <text:p text:style-name="P1"><text:span text:style-name="T3">multicatch:</text:span></text:p>
      <text:p text:style-name="P1"><text:span text:style-name="T3">try {</text:span></text:p>
      <text:p text:style-name="P1"><text:span text:style-name="T3"><text:s text:c="4"/>LocalDate date = LocalDate.parse(text);</text:span></text:p>
      <text:p text:style-name="P1"><text:span text:style-name="T3">} catch (DateTimeParseException | IOException e) {</text:span></text:p>
      <text:p text:style-name="P1"><text:span text:style-name="T3">}</text:span></text:p>
      <text:p text:style-name="P1"><text:span text:style-name="T3"/></text:p>
      <text:p text:style-name="P1"><text:span text:style-name="T3">try {</text:span></text:p>
      <text:p text:style-name="P1"><text:span text:style-name="T3">throw new IOException();</text:span></text:p>
      <text:p text:style-name="P1"><text:span text:style-name="T3">} catch (FileNotFoundException | IOException e) { } // DOES NOT COMPILE</text:span></text:p>
      <text:p text:style-name="P1"><text:span text:style-name="T3"/></text:p>
      <text:p text:style-name="P1"><text:span text:style-name="T3">try with resources:</text:span></text:p>
      <text:p text:style-name="P1"><text:span text:style-name="T3">try (BufferedReader in = Files.newBufferedReader(path1);</text:span></text:p>
      <text:p text:style-name="P1"><text:span text:style-name="T3"><text:s text:c="7"/>BufferedWriter out = Files.newBufferedWriter(path2)) {</text:span></text:p>
      <text:p text:style-name="P1"><text:span text:style-name="T3"><text:s text:c="2"/>out.write(in.readLine());</text:span></text:p>
      <text:p text:style-name="P1"><text:span text:style-name="T3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7-23T23:12:57.42</dc:date>
    <meta:editing-duration>P1DT18H21M6S</meta:editing-duration>
    <meta:editing-cycles>89</meta:editing-cycles>
    <meta:document-statistic meta:table-count="0" meta:image-count="0" meta:object-count="0" meta:page-count="9" meta:paragraph-count="424" meta:word-count="2693" meta:character-count="20572"/>
  </office:meta>
</office:document-meta>
</file>